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LGC Sans Condensed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ejaVu LGC Sans Condensed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Bitstream Vera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Bitstream Vera Sans" fo:font-size="11pt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Bitstream Vera Sans" fo:font-size="11pt" fo:letter-spacing="normal" style:font-size-asian="11pt" style:font-size-complex="11pt"/>
    </style:style>
    <style:style style:name="P10" style:family="paragraph" style:parent-style-name="Preformatted_20_Text">
      <style:paragraph-properties fo:orphans="2" fo:widows="2"/>
      <style:text-properties style:font-name="Bitstream Vera Sans" fo:font-size="11pt" style:font-size-asian="11pt" style:font-size-complex="11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 style:list-style-name="L1">
      <style:text-properties style:font-name="DejaVu LGC Sans Condensed" fo:font-weight="bold" style:font-weight-asian="bold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Bitstream Vera Sans" fo:font-size="11pt" fo:letter-spacing="normal" fo:font-style="normal" fo:font-weight="normal" style:font-size-asian="11pt" style:font-size-complex="11pt"/>
    </style:style>
    <style:style style:name="P16" style:family="paragraph" style:parent-style-name="Standard" style:list-style-name="L3">
      <style:paragraph-properties fo:margin-left="2.501cm" fo:margin-right="0cm" fo:text-align="justify" style:justify-single-word="false" fo:orphans="2" fo:widows="2" fo:text-indent="-0.635cm" style:auto-text-indent="false"/>
      <style:text-properties fo:font-variant="normal" fo:text-transform="none" fo:color="#000000" style:font-name="Bitstream Vera Sans" fo:font-size="11pt" fo:letter-spacing="normal" fo:font-style="normal" fo:font-weight="normal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Bitstream Vera Sans" fo:font-size="11pt" fo:letter-spacing="normal" fo:font-style="normal" fo:font-weight="normal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Bitstream Vera Sans" fo:font-size="11pt" fo:letter-spacing="normal" fo:font-style="normal" fo:font-weight="bold" style:font-size-asian="11pt" style:font-weight-asian="bold" style:font-size-complex="11pt" style:font-weight-complex="bold"/>
    </style:style>
    <style:style style:name="P19" style:family="paragraph" style:parent-style-name="Preformatted_20_Text" style:list-style-name="L4">
      <style:paragraph-properties fo:text-align="justify" style:justify-single-word="false" fo:orphans="2" fo:widows="2"/>
      <style:text-properties fo:font-variant="normal" fo:text-transform="none" fo:color="#000000" style:font-name="Bitstream Vera Sans" fo:font-size="11pt" fo:letter-spacing="normal" style:font-size-asian="11pt" style:font-size-complex="11pt"/>
    </style:style>
    <style:style style:name="P20" style:family="paragraph" style:parent-style-name="Preformatted_20_Text" style:list-style-name="L4">
      <style:paragraph-properties fo:text-align="justify" style:justify-single-word="false" fo:orphans="2" fo:widows="2"/>
      <style:text-properties style:font-name="Bitstream Vera Sans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style="normal" fo:font-weight="normal"/>
    </style:style>
    <style:style style:name="T4" style:family="text">
      <style:text-properties style:font-name="Bitstream Vera Sans" fo:font-size="11pt" fo:font-style="normal" fo:font-weight="normal" style:font-size-asian="11pt" style:font-size-complex="11pt"/>
    </style:style>
    <style:style style:name="T5" style:family="text">
      <style:text-properties style:font-name="Bitstream Vera Sans" fo:font-size="11pt" style:font-size-asian="11pt" style:font-size-complex="11pt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y Operacyjne – laboratorium</text:p>
      <text:p text:style-name="P2"/>
      <text:p text:style-name="P11">Ćwiczenie 6 – system plików</text:p>
      <text:p text:style-name="Standard"/>
      <text:p text:style-name="Standard"/>
      <text:list xml:id="list603982759" text:style-name="L1">
        <text:list-item>
          <text:p text:style-name="P12">Treść zadania</text:p>
        </text:list-item>
      </text:list>
      <text:p text:style-name="Standard"/>
      <text:p text:style-name="P9"><text:span text:style-name="T6"><text:tab/></text:span><text:span text:style-name="T3">Napisać w środowisku systemu Minix program w języku C (oraz skrypt</text:span><text:span text:style-name="T2"> </text:span><text:span text:style-name="T3">demonstrujący wykorzystanie tego programu) realizujący podstawowe funkcje</text:span><text:span text:style-name="T2"> </text:span><text:span text:style-name="T3">systemu plików.</text:span></text:p>
      <text:p text:style-name="P10"/>
      <text:p text:style-name="P10"/>
      <text:list xml:id="list45656481" text:style-name="L2">
        <text:list-item>
          <text:p text:style-name="P13">Przyjęte założenia</text:p>
        </text:list-item>
      </text:list>
      <text:p text:style-name="P5"/>
      <text:p text:style-name="P8"><text:span text:style-name="T4"><text:tab/>System plików zorganizuję w dużym pliku o zadanej wielkości, który</text:span><text:span text:style-name="T5"> </text:span><text:span text:style-name="T4">będzie symulować wirtualny dysk. Pliki na ww. dysku będą znajdować się w jednym katalogu. Elementem katalogu będzie opis pliku, zawierający nazwę, wielkość i sposób rozmieszczenia pliku na wirtualnym dysku. Zakładam następującą strukturę pliku reprezentującego dysk wirtualny:</text:span></text:p>
      <text:p text:style-name="P15"/>
      <text:list xml:id="list336902428" text:style-name="L3">
        <text:list-item>
          <text:p text:style-name="P16">na początku znajdą się informacje o dysku (np. rozmiar, liczba plików),</text:p>
        </text:list-item>
        <text:list-item>
          <text:p text:style-name="P16">dalej zostanie umieszczony blok z informacjami o znajdujących się na dysku plikach (nazwa, rozmiar, adres pierwszego bloku danych),</text:p>
        </text:list-item>
        <text:list-item>
          <text:p text:style-name="P16">po bloku informacyjnym umieszczę blok zawierający pliki.</text:p>
        </text:list-item>
      </text:list>
      <text:p text:style-name="P7"/>
      <text:p text:style-name="P7"/>
      <text:list xml:id="list900910517" text:continue-list="list45656481" text:style-name="L2">
        <text:list-item>
          <text:p text:style-name="P14">Proponowane rozwiązanie</text:p>
        </text:list-item>
      </text:list>
      <text:p text:style-name="P4"/>
      <text:p text:style-name="P17"><text:tab/>Zakładam implementację następujących funkcji odpowiadających za obsługę wirtualnego dysku:</text:p>
      <text:p text:style-name="P18"/>
      <text:list xml:id="list1336984958" text:style-name="L4">
        <text:list-item>
          <text:p text:style-name="P20"><text:span text:style-name="T12">CreateDisk(int) </text:span><text:span text:style-name="T11">- </text:span><text:span text:style-name="T10">tworzenie wirtualnego dysku o podanym rozmiarze,</text:span><text:span text:style-name="T9"> <text:s text:c="7"/></text:span></text:p>
        </text:list-item>
        <text:list-item>
          <text:p text:style-name="P19"><text:span text:style-name="T8">CopyToDisk(char *)</text:span><text:span text:style-name="T7"> - </text:span><text:span text:style-name="T6">kopiowanie pliku na dysk wirtualny,</text:span></text:p>
        </text:list-item>
        <text:list-item>
          <text:p text:style-name="P19"><text:span text:style-name="T8">CopyFromDisk(char *)</text:span><text:span text:style-name="T7"> - </text:span><text:span text:style-name="T6">kopiowanie pliku z dysku wirtualnego,</text:span> <text:s text:c="7"/></text:p>
        </text:list-item>
        <text:list-item>
          <text:p text:style-name="P19"><text:span text:style-name="T8">ListFiles(void) </text:span><text:span text:style-name="T7">- </text:span><text:span text:style-name="T6">wyświetlanie plików znajdujących się na dysku,</text:span></text:p>
        </text:list-item>
        <text:list-item>
          <text:p text:style-name="P19"><text:span text:style-name="T8">RemoveFile(char *) </text:span><text:span text:style-name="T7">- </text:span><text:span text:style-name="T6">usuwanie pliku z wirtualnego dysku,</text:span></text:p>
        </text:list-item>
        <text:list-item>
          <text:p text:style-name="P20"><text:span text:style-name="T12">RemoveDisk(void)</text:span><text:span text:style-name="T11"> - </text:span><text:span text:style-name="T10">usuwanie wirtualnego dysku,</text:span></text:p>
        </text:list-item>
        <text:list-item>
          <text:p text:style-name="P19"><text:span text:style-name="T8">ShowDiskInfo(void)</text:span><text:span text:style-name="T7"> - </text:span><text:span text:style-name="T6">wyświetlenie informacji o wirtualnym dysku</text:span><text:span text:style-name="T7">.</text:span></text:p>
        </text:list-item>
      </text:list>
      <text:p text:style-name="P5"/>
      <text:p text:style-name="P5"><text:tab/>Definicje funkcji będą znajdowały się w osobnych plikach, a za ich uruchamianie odpowiadać będzie kod znajdujący się w pliku <text:span text:style-name="T1">main.c</text:span>. Gotowy program będzie przyjmować argumenty, a następnie na ich podstawie wywoływać odpowiednią funkcję, wykonując zarazem odpowiednią operację na wirtualnym dysku.</text:p>
      <text:p text:style-name="P5"/>
      <text:p text:style-name="P5"><text:tab/>Deklaracje funkcji oraz potrzebne zmienne (np. dane dysku oraz wskaźnik na plik zawierający dysk) będą znajdować się w pliku nagłówkowym <text:span text:style-name="T1">fs.h</text:span>.</text:p>
      <text:p text:style-name="P6"/>
      <text:p text:style-name="P6"/>
      <text:p text:style-name="P6"/>
      <text:p text:style-name="P3">Autor: Maciej Suchecki – grupa 3I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uchecki</meta:initial-creator>
    <meta:creation-date>2011-11-28T16:00:42</meta:creation-date>
    <dc:date>2012-01-14T13:58:58</dc:date>
    <dc:creator>Maciej Suchecki</dc:creator>
    <meta:editing-duration>PT2H37M35S</meta:editing-duration>
    <meta:editing-cycles>24</meta:editing-cycles>
    <meta:generator>LibreOffice/3.4$Unix LibreOffice_project/340m1$Build-402</meta:generator>
    <meta:document-statistic meta:table-count="0" meta:image-count="0" meta:object-count="0" meta:page-count="1" meta:paragraph-count="21" meta:word-count="258" meta:character-count="1882" meta:non-whitespace-character-count="1637"/>
  </office:meta>
</office:document-meta>
</file>